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9.07mm" svg:height="90.04mm" svg:x="56.99mm" svg:y="92.17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3 <text:s text:c="3"/>sampled: 1865.414 <text:s text:c="2"/>given: 3800 <text:s text:c="2"/>gain: 2.0370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3 <text:s text:c="3"/>sampled: 1865.414 <text:s text:c="2"/>given: 3800 <text:s text:c="2"/>gain: 2.0370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8 <text:s text:c="3"/>sampled: 1767.224 <text:s text:c="2"/>given: 3600 <text:s text:c="2"/>gain: 2.03709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9 <text:s text:c="3"/>sampled: 1767.325 <text:s text:c="2"/>given: 3600 <text:s text:c="2"/>gain: 2.0369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1 <text:s text:c="3"/>sampled: 1668.832 <text:s text:c="2"/>given: 3400 <text:s text:c="2"/>gain: 2.0373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1 <text:s text:c="3"/>sampled: 1668.832 <text:s text:c="2"/>given: 3400 <text:s text:c="2"/>gain: 2.0373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7 <text:s text:c="3"/>sampled: 1570.743 <text:s text:c="2"/>given: 3200 <text:s text:c="2"/>gain: 2.0372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6 <text:s text:c="3"/>sampled: 1570.642 <text:s text:c="2"/>given: 3200 <text:s text:c="2"/>gain: 2.037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2 <text:s text:c="3"/>sampled: 1472.552 <text:s text:c="2"/>given: 3000 <text:s text:c="2"/>gain: 2.0372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2 <text:s text:c="3"/>sampled: 1472.552 <text:s text:c="2"/>given: 3000 <text:s text:c="2"/>gain: 2.03727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7 <text:s text:c="3"/>sampled: 1374.362 <text:s text:c="2"/>given: 2800 <text:s text:c="2"/>gain: 2.0373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8 <text:s text:c="3"/>sampled: 1374.463 <text:s text:c="2"/>given: 2800 <text:s text:c="2"/>gain: 2.0371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3 <text:s text:c="3"/>sampled: 1276.273 <text:s text:c="2"/>given: 2600 <text:s text:c="2"/>gain: 2.03718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2 <text:s text:c="3"/>sampled: 1276.172 <text:s text:c="2"/>given: 2600 <text:s text:c="2"/>gain: 2.0373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9 <text:s text:c="3"/>sampled: 1178.183 <text:s text:c="2"/>given: 2400 <text:s text:c="2"/>gain: 2.0370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9 <text:s text:c="3"/>sampled: 1178.183 <text:s text:c="2"/>given: 2400 <text:s text:c="2"/>gain: 2.0370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5 <text:s text:c="3"/>sampled: 1080.093 <text:s text:c="2"/>given: 22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5 <text:s text:c="3"/>sampled: 1080.093 <text:s text:c="2"/>given: 2200 <text:s text:c="2"/>gain: 2.03686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7081" calcext:value-type="float">
            <text:p>2.0370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081" calcext:value-type="float">
            <text:p>2.0370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093" calcext:value-type="float">
            <text:p>2.03709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977" calcext:value-type="float">
            <text:p>2.0369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353" calcext:value-type="float">
            <text:p>2.03735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353" calcext:value-type="float">
            <text:p>2.03735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253" calcext:value-type="float">
            <text:p>2.03725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383" calcext:value-type="float">
            <text:p>2.03738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279" calcext:value-type="float">
            <text:p>2.03727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279" calcext:value-type="float">
            <text:p>2.03727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309" calcext:value-type="float">
            <text:p>2.0373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159" calcext:value-type="float">
            <text:p>2.0371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182" calcext:value-type="float">
            <text:p>2.03718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343" calcext:value-type="float">
            <text:p>2.03734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035" calcext:value-type="float">
            <text:p>2.0370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7035" calcext:value-type="float">
            <text:p>2.0370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715" calcext:value-type="float">
            <text:p>2.03715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formula="of:=AVERAGE([.A54:.A148])" office:value-type="float" office:value="2334.04908421053" calcext:value-type="float">
            <text:p>2334.04908421053</text:p>
          </table:table-cell>
          <table:table-cell table:formula="of:=AVERAGE([.F54:.F57])" office:value-type="float" office:value="49.989" calcext:value-type="float">
            <text:p>49.989</text:p>
          </table:table-cell>
          <table:table-cell table:formula="of:=2*[.C54]" office:value-type="float" office:value="99.978" calcext:value-type="float">
            <text:p>99.978</text:p>
          </table:table-cell>
          <table:table-cell table:formula="of:=[.D54]/[.B54]" office:value-type="float" office:value="0.0428345747638023" calcext:value-type="float">
            <text:p>0.042834574763802</text:p>
          </table:table-cell>
          <table:table-cell office:value-type="float" office:value="49.989" calcext:value-type="float">
            <text:p>49.989</text:p>
          </table:table-cell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4"/>
          <table:table-cell office:value-type="float" office:value="49.987" calcext:value-type="float">
            <text:p>49.987</text:p>
          </table:table-cell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4"/>
          <table:table-cell office:value-type="float" office:value="49.988" calcext:value-type="float">
            <text:p>49.988</text:p>
          </table:table-cell>
        </table:table-row>
        <table:table-row table:style-name="ro1">
          <table:table-cell office:value-type="float" office:value="2334.714" calcext:value-type="float">
            <text:p>2334.714</text:p>
          </table:table-cell>
          <table:table-cell table:number-columns-repeated="4"/>
          <table:table-cell office:value-type="float" office:value="49.992" calcext:value-type="float">
            <text:p>49.992</text:p>
          </table:table-cell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4.412" calcext:value-type="float">
            <text:p>2334.412</text:p>
          </table:table-cell>
          <table:table-cell table:number-columns-repeated="5"/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number-columns-repeated="5"/>
        </table:table-row>
        <table:table-row table:style-name="ro1">
          <table:table-cell office:value-type="float" office:value="2333.203" calcext:value-type="float">
            <text:p>2333.203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814" calcext:value-type="float">
            <text:p>2334.814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3.203" calcext:value-type="float">
            <text:p>2333.203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4.714" calcext:value-type="float">
            <text:p>2334.714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4.814" calcext:value-type="float">
            <text:p>2334.814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4.915" calcext:value-type="float">
            <text:p>2334.915</text:p>
          </table:table-cell>
          <table:table-cell table:number-columns-repeated="5"/>
        </table:table-row>
        <table:table-row table:style-name="ro1">
          <table:table-cell office:value-type="float" office:value="2334.613" calcext:value-type="float">
            <text:p>2334.613</text:p>
          </table:table-cell>
          <table:table-cell table:number-columns-repeated="5"/>
        </table:table-row>
        <table:table-row table:style-name="ro1">
          <table:table-cell office:value-type="float" office:value="2334.613" calcext:value-type="float">
            <text:p>2334.613</text:p>
          </table:table-cell>
          <table:table-cell table:number-columns-repeated="5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4.613" calcext:value-type="float">
            <text:p>2334.613</text:p>
          </table:table-cell>
          <table:table-cell table:number-columns-repeated="5"/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4.814" calcext:value-type="float">
            <text:p>2334.814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4.512" calcext:value-type="float">
            <text:p>2334.512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4.814" calcext:value-type="float">
            <text:p>2334.814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4.412" calcext:value-type="float">
            <text:p>2334.412</text:p>
          </table:table-cell>
          <table:table-cell table:number-columns-repeated="5"/>
        </table:table-row>
        <table:table-row table:style-name="ro1">
          <table:table-cell office:value-type="float" office:value="2335.922" calcext:value-type="float">
            <text:p>2335.922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814" calcext:value-type="float">
            <text:p>2334.814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4.512" calcext:value-type="float">
            <text:p>2334.512</text:p>
          </table:table-cell>
          <table:table-cell table:number-columns-repeated="5"/>
        </table:table-row>
        <table:table-row table:style-name="ro1">
          <table:table-cell office:value-type="float" office:value="2333.203" calcext:value-type="float">
            <text:p>2333.203</text:p>
          </table:table-cell>
          <table:table-cell table:number-columns-repeated="5"/>
        </table:table-row>
        <table:table-row table:style-name="ro1">
          <table:table-cell office:value-type="float" office:value="2334.915" calcext:value-type="float">
            <text:p>2334.915</text:p>
          </table:table-cell>
          <table:table-cell table:number-columns-repeated="5"/>
        </table:table-row>
        <table:table-row table:style-name="ro1">
          <table:table-cell office:value-type="float" office:value="2334.412" calcext:value-type="float">
            <text:p>2334.412</text:p>
          </table:table-cell>
          <table:table-cell table:number-columns-repeated="5"/>
        </table:table-row>
        <table:table-row table:style-name="ro1">
          <table:table-cell office:value-type="float" office:value="2335.117" calcext:value-type="float">
            <text:p>2335.117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5.822" calcext:value-type="float">
            <text:p>2335.822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21" calcext:value-type="float">
            <text:p>2334.21</text:p>
          </table:table-cell>
          <table:table-cell table:number-columns-repeated="5"/>
        </table:table-row>
        <table:table-row table:style-name="ro1">
          <table:table-cell office:value-type="float" office:value="2334.512" calcext:value-type="float">
            <text:p>2334.512</text:p>
          </table:table-cell>
          <table:table-cell table:number-columns-repeated="5"/>
        </table:table-row>
        <table:table-row table:style-name="ro1">
          <table:table-cell office:value-type="float" office:value="2334.915" calcext:value-type="float">
            <text:p>2334.915</text:p>
          </table:table-cell>
          <table:table-cell table:number-columns-repeated="5"/>
        </table:table-row>
        <table:table-row table:style-name="ro1">
          <table:table-cell office:value-type="float" office:value="2334.915" calcext:value-type="float">
            <text:p>2334.915</text:p>
          </table:table-cell>
          <table:table-cell table:number-columns-repeated="5"/>
        </table:table-row>
        <table:table-row table:style-name="ro1">
          <table:table-cell office:value-type="float" office:value="2334.512" calcext:value-type="float">
            <text:p>2334.512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4.714" calcext:value-type="float">
            <text:p>2334.714</text:p>
          </table:table-cell>
          <table:table-cell table:number-columns-repeated="5"/>
        </table:table-row>
        <table:table-row table:style-name="ro1">
          <table:table-cell office:value-type="float" office:value="2334.714" calcext:value-type="float">
            <text:p>2334.714</text:p>
          </table:table-cell>
          <table:table-cell table:number-columns-repeated="5"/>
        </table:table-row>
        <table:table-row table:style-name="ro1">
          <table:table-cell office:value-type="float" office:value="2335.016" calcext:value-type="float">
            <text:p>2335.01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formula="of:=AVERAGE([.A152:.A225])" office:value-type="float" office:value="2318.47794594595" calcext:value-type="float">
            <text:p>2318.47794594595</text:p>
          </table:table-cell>
          <table:table-cell table:formula="of:=AVERAGE([.F152:.F157])" office:value-type="float" office:value="5.00716666666667" calcext:value-type="float">
            <text:p>5.00716666666667</text:p>
          </table:table-cell>
          <table:table-cell table:formula="of:=2*[.C152]" office:value-type="float" office:value="10.0143333333333" calcext:value-type="float">
            <text:p>10.0143333333333</text:p>
          </table:table-cell>
          <table:table-cell table:formula="of:=[.D152]/[.B152]" office:value-type="float" office:value="0.00431935673610536" calcext:value-type="float">
            <text:p>0.004319356736105</text:p>
          </table:table-cell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7.996" calcext:value-type="float">
            <text:p>2317.996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4"/>
          <table:table-cell office:value-type="float" office:value="5.008" calcext:value-type="float">
            <text:p>5.008</text:p>
          </table:table-cell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20.514" calcext:value-type="float">
            <text:p>2320.514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21.118" calcext:value-type="float">
            <text:p>2321.118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18.097" calcext:value-type="float">
            <text:p>2318.097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21.018" calcext:value-type="float">
            <text:p>2321.018</text:p>
          </table:table-cell>
          <table:table-cell table:number-columns-repeated="5"/>
        </table:table-row>
        <table:table-row table:style-name="ro1">
          <table:table-cell office:value-type="float" office:value="2316.586" calcext:value-type="float">
            <text:p>2316.586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6.486" calcext:value-type="float">
            <text:p>2316.486</text:p>
          </table:table-cell>
          <table:table-cell table:number-columns-repeated="5"/>
        </table:table-row>
        <table:table-row table:style-name="ro1">
          <table:table-cell office:value-type="float" office:value="2320.01" calcext:value-type="float">
            <text:p>2320.01</text:p>
          </table:table-cell>
          <table:table-cell table:number-columns-repeated="5"/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5"/>
        </table:table-row>
        <table:table-row table:style-name="ro1">
          <table:table-cell office:value-type="float" office:value="2319.91" calcext:value-type="float">
            <text:p>2319.91</text:p>
          </table:table-cell>
          <table:table-cell table:number-columns-repeated="5"/>
        </table:table-row>
        <table:table-row table:style-name="ro1">
          <table:table-cell office:value-type="float" office:value="2320.615" calcext:value-type="float">
            <text:p>2320.615</text:p>
          </table:table-cell>
          <table:table-cell table:number-columns-repeated="5"/>
        </table:table-row>
        <table:table-row table:style-name="ro1">
          <table:table-cell office:value-type="float" office:value="2318.903" calcext:value-type="float">
            <text:p>2318.903</text:p>
          </table:table-cell>
          <table:table-cell table:number-columns-repeated="5"/>
        </table:table-row>
        <table:table-row table:style-name="ro1">
          <table:table-cell office:value-type="float" office:value="2319.205" calcext:value-type="float">
            <text:p>2319.205</text:p>
          </table:table-cell>
          <table:table-cell table:number-columns-repeated="5"/>
        </table:table-row>
        <table:table-row table:style-name="ro1">
          <table:table-cell office:value-type="float" office:value="2320.212" calcext:value-type="float">
            <text:p>2320.212</text:p>
          </table:table-cell>
          <table:table-cell table:number-columns-repeated="5"/>
        </table:table-row>
        <table:table-row table:style-name="ro1">
          <table:table-cell office:value-type="float" office:value="2319.305" calcext:value-type="float">
            <text:p>2319.305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19" calcext:value-type="float">
            <text:p>2317.19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8.298" calcext:value-type="float">
            <text:p>2318.298</text:p>
          </table:table-cell>
          <table:table-cell table:number-columns-repeated="5"/>
        </table:table-row>
        <table:table-row table:style-name="ro1">
          <table:table-cell office:value-type="float" office:value="2316.687" calcext:value-type="float">
            <text:p>2316.687</text:p>
          </table:table-cell>
          <table:table-cell table:number-columns-repeated="5"/>
        </table:table-row>
        <table:table-row table:style-name="ro1">
          <table:table-cell office:value-type="float" office:value="2316.284" calcext:value-type="float">
            <text:p>2316.284</text:p>
          </table:table-cell>
          <table:table-cell table:number-columns-repeated="5"/>
        </table:table-row>
        <table:table-row table:style-name="ro1">
          <table:table-cell office:value-type="float" office:value="2319.305" calcext:value-type="float">
            <text:p>2319.305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4.371" calcext:value-type="float">
            <text:p>2314.371</text:p>
          </table:table-cell>
          <table:table-cell table:number-columns-repeated="5"/>
        </table:table-row>
        <table:table-row table:style-name="ro1">
          <table:table-cell office:value-type="float" office:value="2317.493" calcext:value-type="float">
            <text:p>2317.493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19.708" calcext:value-type="float">
            <text:p>2319.708</text:p>
          </table:table-cell>
          <table:table-cell table:number-columns-repeated="5"/>
        </table:table-row>
        <table:table-row table:style-name="ro1">
          <table:table-cell office:value-type="float" office:value="2319.507" calcext:value-type="float">
            <text:p>2319.507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15.881" calcext:value-type="float">
            <text:p>2315.881</text:p>
          </table:table-cell>
          <table:table-cell table:number-columns-repeated="5"/>
        </table:table-row>
        <table:table-row table:style-name="ro1">
          <table:table-cell office:value-type="float" office:value="2320.816" calcext:value-type="float">
            <text:p>2320.816</text:p>
          </table:table-cell>
          <table:table-cell table:number-columns-repeated="5"/>
        </table:table-row>
        <table:table-row table:style-name="ro1">
          <table:table-cell office:value-type="float" office:value="2319.205" calcext:value-type="float">
            <text:p>2319.205</text:p>
          </table:table-cell>
          <table:table-cell table:number-columns-repeated="5"/>
        </table:table-row>
        <table:table-row table:style-name="ro1">
          <table:table-cell office:value-type="float" office:value="2318.903" calcext:value-type="float">
            <text:p>2318.903</text:p>
          </table:table-cell>
          <table:table-cell table:number-columns-repeated="5"/>
        </table:table-row>
        <table:table-row table:style-name="ro1">
          <table:table-cell office:value-type="float" office:value="2319.809" calcext:value-type="float">
            <text:p>2319.809</text:p>
          </table:table-cell>
          <table:table-cell table:number-columns-repeated="5"/>
        </table:table-row>
        <table:table-row table:style-name="ro1">
          <table:table-cell office:value-type="float" office:value="2316.989" calcext:value-type="float">
            <text:p>2316.989</text:p>
          </table:table-cell>
          <table:table-cell table:number-columns-repeated="5"/>
        </table:table-row>
        <table:table-row table:style-name="ro1">
          <table:table-cell office:value-type="float" office:value="2319.607" calcext:value-type="float">
            <text:p>2319.607</text:p>
          </table:table-cell>
          <table:table-cell table:number-columns-repeated="5"/>
        </table:table-row>
        <table:table-row table:style-name="ro1">
          <table:table-cell office:value-type="float" office:value="2320.413" calcext:value-type="float">
            <text:p>2320.413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19.607" calcext:value-type="float">
            <text:p>2319.607</text:p>
          </table:table-cell>
          <table:table-cell table:number-columns-repeated="5"/>
        </table:table-row>
        <table:table-row table:style-name="ro1">
          <table:table-cell office:value-type="float" office:value="2319.305" calcext:value-type="float">
            <text:p>2319.305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21.219" calcext:value-type="float">
            <text:p>2321.219</text:p>
          </table:table-cell>
          <table:table-cell table:number-columns-repeated="5"/>
        </table:table-row>
        <table:table-row table:style-name="ro1">
          <table:table-cell office:value-type="float" office:value="2317.291" calcext:value-type="float">
            <text:p>2317.291</text:p>
          </table:table-cell>
          <table:table-cell table:number-columns-repeated="5"/>
        </table:table-row>
        <table:table-row table:style-name="ro1">
          <table:table-cell office:value-type="float" office:value="2319.406" calcext:value-type="float">
            <text:p>2319.406</text:p>
          </table:table-cell>
          <table:table-cell table:number-columns-repeated="5"/>
        </table:table-row>
        <table:table-row table:style-name="ro1">
          <table:table-cell office:value-type="float" office:value="2318.399" calcext:value-type="float">
            <text:p>2318.399</text:p>
          </table:table-cell>
          <table:table-cell table:number-columns-repeated="5"/>
        </table:table-row>
        <table:table-row table:style-name="ro1">
          <table:table-cell office:value-type="float" office:value="2319.406" calcext:value-type="float">
            <text:p>2319.406</text:p>
          </table:table-cell>
          <table:table-cell table:number-columns-repeated="5"/>
        </table:table-row>
        <table:table-row table:style-name="ro1">
          <table:table-cell office:value-type="float" office:value="2319.003" calcext:value-type="float">
            <text:p>2319.003</text:p>
          </table:table-cell>
          <table:table-cell table:number-columns-repeated="5"/>
        </table:table-row>
        <table:table-row table:style-name="ro1">
          <table:table-cell office:value-type="float" office:value="2317.392" calcext:value-type="float">
            <text:p>2317.392</text:p>
          </table:table-cell>
          <table:table-cell table:number-columns-repeated="5"/>
        </table:table-row>
        <table:table-row table:style-name="ro1">
          <table:table-cell office:value-type="float" office:value="2317.795" calcext:value-type="float">
            <text:p>2317.795</text:p>
          </table:table-cell>
          <table:table-cell table:number-columns-repeated="5"/>
        </table:table-row>
        <table:table-row table:style-name="ro1">
          <table:table-cell office:value-type="float" office:value="2320.413" calcext:value-type="float">
            <text:p>2320.413</text:p>
          </table:table-cell>
          <table:table-cell table:number-columns-repeated="5"/>
        </table:table-row>
        <table:table-row table:style-name="ro1">
          <table:table-cell office:value-type="float" office:value="2318.601" calcext:value-type="float">
            <text:p>2318.601</text:p>
          </table:table-cell>
          <table:table-cell table:number-columns-repeated="5"/>
        </table:table-row>
        <table:table-row table:style-name="ro1">
          <table:table-cell office:value-type="float" office:value="2316.788" calcext:value-type="float">
            <text:p>2316.788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18.802" calcext:value-type="float">
            <text:p>2318.802</text:p>
          </table:table-cell>
          <table:table-cell table:number-columns-repeated="5"/>
        </table:table-row>
        <table:table-row table:style-name="ro1">
          <table:table-cell office:value-type="float" office:value="2315.277" calcext:value-type="float">
            <text:p>2315.277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19.708" calcext:value-type="float">
            <text:p>2319.708</text:p>
          </table:table-cell>
          <table:table-cell table:number-columns-repeated="5"/>
        </table:table-row>
        <table:table-row table:style-name="ro1">
          <table:table-cell office:value-type="float" office:value="2318.701" calcext:value-type="float">
            <text:p>2318.701</text:p>
          </table:table-cell>
          <table:table-cell table:number-columns-repeated="5"/>
        </table:table-row>
        <table:table-row table:style-name="ro1">
          <table:table-cell office:value-type="float" office:value="2320.514" calcext:value-type="float">
            <text:p>2320.514</text:p>
          </table:table-cell>
          <table:table-cell table:number-columns-repeated="5"/>
        </table:table-row>
        <table:table-row table:style-name="ro1">
          <table:table-cell office:value-type="float" office:value="2319.91" calcext:value-type="float">
            <text:p>2319.9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5:02:01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5:11:52.112000000</dc:date>
    <meta:editing-duration>PT50M57S</meta:editing-duration>
    <meta:editing-cycles>16</meta:editing-cycles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08cm" svg:height="9.005cm" xlink:href=".." xlink:type="simple" chart:class="chart:line" chart:style-name="ch1">
        <chart:legend chart:legend-position="end" svg:x="17.056cm" svg:y="4.203cm" style:legend-expansion="high" chart:style-name="ch2"/>
        <chart:plot-area chart:style-name="ch3" table:cell-range-address="Sheet1.A22:Sheet1.A39" svg:x="0.398cm" svg:y="0.18cm" svg:width="16.26cm" svg:height="8.645cm">
          <chartooo:coordinate-region svg:x="1.681cm" svg:y="0.379cm" svg:width="14.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7081">
                <text:p>2.037081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7081">
                <text:p>2.03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7093">
                <text:p>2.037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977">
                <text:p>2.036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7353">
                <text:p>2.037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7353">
                <text:p>2.037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7253">
                <text:p>2.037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7383">
                <text:p>2.037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7279">
                <text:p>2.037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7279">
                <text:p>2.03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7309">
                <text:p>2.037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7159">
                <text:p>2.037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7182">
                <text:p>2.037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7343">
                <text:p>2.037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7035">
                <text:p>2.037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7035">
                <text:p>2.037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861">
                <text:p>2.036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